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24A5689C37EC10ADD2C.png" manifest:media-type="image/png"/>
  <manifest:file-entry manifest:full-path="Pictures/10000000000003740000024A16619E916AD53D2C.png" manifest:media-type="image/png"/>
  <manifest:file-entry manifest:full-path="Pictures/10000201000002DE000001342E9EA100DEDC8F0B.png" manifest:media-type="image/png"/>
  <manifest:file-entry manifest:full-path="Pictures/1000020100000383000000E601D8E271FB23A475.png" manifest:media-type="image/png"/>
  <manifest:file-entry manifest:full-path="Pictures/1000020100000380000000E0D0E6F2DE0CB0D309.png" manifest:media-type="image/png"/>
  <manifest:file-entry manifest:full-path="Pictures/100000000000036D000002448DFB4A2AF3E3CB8C.png" manifest:media-type="image/png"/>
  <manifest:file-entry manifest:full-path="Pictures/10000201000002DA0000007973CA185C9541D08D.png" manifest:media-type="image/png"/>
  <manifest:file-entry manifest:full-path="Pictures/10000201000002D6000000A9665BB31A5F1681E4.png" manifest:media-type="image/png"/>
  <manifest:file-entry manifest:full-path="Pictures/1000020100000383000000E69D854E501F800D46.png" manifest:media-type="image/png"/>
  <manifest:file-entry manifest:full-path="Pictures/10000201000002D5000000324E687E2A508829F8.png" manifest:media-type="image/png"/>
  <manifest:file-entry manifest:full-path="Pictures/10000201000002F0000000B664B9228D5B6935B9.png" manifest:media-type="image/png"/>
  <manifest:file-entry manifest:full-path="Pictures/100000000000037100000248DABE47445E0EEF31.png" manifest:media-type="image/png"/>
  <manifest:file-entry manifest:full-path="Pictures/1000020100000382000001B6B789368D19DD8523.png" manifest:media-type="image/png"/>
  <manifest:file-entry manifest:full-path="Pictures/10000201000002DA00000057171860A79C78B4A4.png" manifest:media-type="image/png"/>
  <manifest:file-entry manifest:full-path="Pictures/1000000000000371000002473A0F25DDF6F49AE2.png" manifest:media-type="image/png"/>
  <manifest:file-entry manifest:full-path="Pictures/10000201000002D60000010B472C4FA6132A579F.png" manifest:media-type="image/png"/>
  <manifest:file-entry manifest:full-path="Pictures/10000000000003730000025210AAA05E060B35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f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cm" svg:height="4.249cm" draw:z-index="3"><draw:image xlink:href="Pictures/1000020100000380000000E0D0E6F2DE0CB0D309.png" xlink:type="simple" xlink:show="embed" xlink:actuate="onLoad" loext:mime-type="image/png"/></draw:frame></text:p>
      <text:p text:style-name="Standard"><draw:frame draw:style-name="fr1" draw:name="Imagen2" text:anchor-type="paragraph" svg:width="17cm" svg:height="6.251cm" draw:z-index="0"><draw:image xlink:href="Pictures/10000201000002D60000010B472C4FA6132A579F.png" xlink:type="simple" xlink:show="embed" xlink:actuate="onLoad" loext:mime-type="image/png"/></draw:frame></text:p>
      <text:p text:style-name="Standard"><draw:frame draw:style-name="fr1" draw:name="Imagen3" text:anchor-type="paragraph" svg:width="17cm" svg:height="3.956cm" draw:z-index="1"><draw:image xlink:href="Pictures/10000201000002D6000000A9665BB31A5F1681E4.png" xlink:type="simple" xlink:show="embed" xlink:actuate="onLoad" loext:mime-type="image/png"/></draw:frame></text:p>
      <text:p text:style-name="Standard"><draw:frame draw:style-name="fr1" draw:name="Imagen4" text:anchor-type="paragraph" svg:width="17cm" svg:height="1.171cm" draw:z-index="2"><draw:image xlink:href="Pictures/10000201000002D5000000324E687E2A508829F8.png" xlink:type="simple" xlink:show="embed" xlink:actuate="onLoad" loext:mime-type="image/png"/></draw:frame></text:p>
      <text:p text:style-name="Standard"><draw:frame draw:style-name="fr1" draw:name="Imagen5" text:anchor-type="paragraph" svg:width="17cm" svg:height="4.348cm" draw:z-index="4"><draw:image xlink:href="Pictures/1000020100000383000000E601D8E271FB23A475.png" xlink:type="simple" xlink:show="embed" xlink:actuate="onLoad" loext:mime-type="image/png"/></draw:frame></text:p>
      <text:p text:style-name="Standard"><draw:frame draw:style-name="fr2" draw:name="Imagen6" text:anchor-type="paragraph" svg:width="17cm" svg:height="7.133cm" draw:z-index="5"><draw:image xlink:href="Pictures/10000201000002DE000001342E9EA100DEDC8F0B.png" xlink:type="simple" xlink:show="embed" xlink:actuate="onLoad" loext:mime-type="image/png"/></draw:frame><text:soft-page-break/></text:p>
      <text:p text:style-name="Standard"><draw:frame draw:style-name="fr1" draw:name="Imagen7" text:anchor-type="paragraph" svg:width="17cm" svg:height="2.817cm" draw:z-index="6"><draw:image xlink:href="Pictures/10000201000002DA0000007973CA185C9541D08D.png" xlink:type="simple" xlink:show="embed" xlink:actuate="onLoad" loext:mime-type="image/png"/></draw:frame></text:p>
      <text:p text:style-name="Standard"/>
      <text:p text:style-name="Standard"><draw:frame draw:style-name="fr1" draw:name="Imagen8" text:anchor-type="paragraph" svg:width="17cm" svg:height="4.348cm" draw:z-index="7"><draw:image xlink:href="Pictures/1000020100000383000000E69D854E501F800D46.png" xlink:type="simple" xlink:show="embed" xlink:actuate="onLoad" loext:mime-type="image/png"/></draw:frame></text:p>
      <text:p text:style-name="Standard"><draw:frame draw:style-name="fr1" draw:name="Imagen9" text:anchor-type="paragraph" svg:width="17cm" svg:height="4.113cm" draw:z-index="8"><draw:image xlink:href="Pictures/10000201000002F0000000B664B9228D5B6935B9.png" xlink:type="simple" xlink:show="embed" xlink:actuate="onLoad" loext:mime-type="image/png"/></draw:frame></text:p>
      <text:p text:style-name="Standard"><draw:frame draw:style-name="fr2" draw:name="Imagen10" text:anchor-type="paragraph" svg:width="17cm" svg:height="8.29cm" draw:z-index="9"><draw:image xlink:href="Pictures/1000020100000382000001B6B789368D19DD8523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n11" text:anchor-type="paragraph" svg:width="17cm" svg:height="2.025cm" draw:z-index="10"><draw:image xlink:href="Pictures/10000201000002DA00000057171860A79C78B4A4.png" xlink:type="simple" xlink:show="embed" xlink:actuate="onLoad" loext:mime-type="image/png"/></draw:frame></text:p>
      <text:p text:style-name="Standard"/>
      <text:p text:style-name="P1"><draw:frame draw:style-name="fr1" draw:name="Imagen12" text:anchor-type="paragraph" svg:width="17cm" svg:height="11.248cm" draw:z-index="11"><draw:image xlink:href="Pictures/1000000000000371000002473A0F25DDF6F49AE2.png" xlink:type="simple" xlink:show="embed" xlink:actuate="onLoad" loext:mime-type="image/png"/></draw:frame></text:p>
      <text:p text:style-name="P1"><draw:frame draw:style-name="fr2" draw:name="Imagen13" text:anchor-type="paragraph" svg:width="17cm" svg:height="11.435cm" draw:z-index="12"><draw:image xlink:href="Pictures/10000000000003730000025210AAA05E060B3588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n14" text:anchor-type="paragraph" svg:width="17cm" svg:height="11.268cm" draw:z-index="13"><draw:image xlink:href="Pictures/100000000000037100000248DABE47445E0EEF31.png" xlink:type="simple" xlink:show="embed" xlink:actuate="onLoad" loext:mime-type="image/png"/></draw:frame></text:p>
      <text:p text:style-name="P1"><draw:frame draw:style-name="fr2" draw:name="Imagen15" text:anchor-type="paragraph" svg:width="17cm" svg:height="11.243cm" draw:z-index="14"><draw:image xlink:href="Pictures/100000000000036D000002448DFB4A2AF3E3CB8C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n16" text:anchor-type="paragraph" svg:width="17cm" svg:height="11.268cm" draw:z-index="15"><draw:image xlink:href="Pictures/10000000000003740000024A16619E916AD53D2C.png" xlink:type="simple" xlink:show="embed" xlink:actuate="onLoad" loext:mime-type="image/png"/></draw:frame></text:p>
      <text:p text:style-name="P1"><draw:frame draw:style-name="fr2" draw:name="Imagen17" text:anchor-type="paragraph" svg:width="17cm" svg:height="11.231cm" draw:z-index="16"><draw:image xlink:href="Pictures/10000000000003770000024A5689C37EC10ADD2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8:46:08.733013855</meta:creation-date>
    <dc:date>2019-05-08T10:22:25.619391362</dc:date>
    <meta:editing-duration>PT17M43S</meta:editing-duration>
    <meta:editing-cycles>4</meta:editing-cycles>
    <meta:generator>LibreOffice/6.1.5.2$Linux_X86_64 LibreOffice_project/10$Build-2</meta:generator>
    <meta:document-statistic meta:table-count="0" meta:image-count="17" meta:object-count="0" meta:page-count="6" meta:paragraph-count="0" meta:word-count="0" meta:character-count="0" meta:non-whitespace-character-count="0"/>
  </office:meta>
</office:document-meta>
</file>